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9" calcext:value-type="float">
            <text:p>1539</text:p>
          </table:table-cell>
          <table:table-cell table:style-name="ce7" table:formula="of:=COUNTIF([.B7:.B999998];&quot;X&quot;)" office:value-type="float" office:value="1342" calcext:value-type="float">
            <text:p>1342</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40" calcext:value-type="float">
            <text:p>16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42]+1" office:value-type="date" office:date-value="2026-02-26" calcext:value-type="date">
            <text:p>2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3" table:number-rows-repeated="104703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8">00/00/0000</text:date>, <text:time style:data-style-name="N2" text:time-value="23:08:37.9040636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28T23:10:33.361394517</dc:date>
    <meta:editing-duration>P1DT15H28M53S</meta:editing-duration>
    <meta:editing-cycles>1536</meta:editing-cycles>
    <meta:document-statistic meta:table-count="1" meta:cell-count="9298" meta:object-count="0"/>
  </office:meta>
</office:document-meta>
</file>